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Introduction to F#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5" draw:text-style-name="P2" draw:layer="layout" svg:width="11.711cm" svg:height="12.18cm" svg:x="2cm" svg:y="6cm" presentation:class="outline">
          <draw:text-box>
            <text:list text:style-name="L3">
              <text:list-item>
                <text:p text:style-name="P2"><text:span text:style-name="T1">B.Sc. In Maths</text:span></text:p>
              </text:list-item>
              <text:list-item>
                <text:p text:style-name="P2"><text:span text:style-name="T1">M.Sc. in Maths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Financial Engineer, Numerical Technologies</text:span></text:p>
              </text:list-item>
              <text:list-item>
                <text:p text:style-name="P2"><text:span text:style-name="T1">Previously, Business Analyst at </text:span><text:span text:style-name="T1"><text:line-break/></text:span><text:span text:style-name="T1">US-Mattress</text:span></text:p>
                <text:p text:style-name="P2"><text:span text:style-name="T2"/></text:p>
              </text:list-item>
            </text:list>
          </draw:text-box>
        </draw:frame>
        <draw:frame presentation:style-name="pr5" draw:layer="layout" svg:width="11.711cm" svg:height="12.18cm" svg:x="14.2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3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 text:style-name="P3"><text:span text:style-name="T3">What is Functional Programming?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14M1S</meta:editing-duration>
    <meta:editing-cycles>4</meta:editing-cycles>
    <meta:generator>LibreOffice/5.4.6.2$Windows_X86_64 LibreOffice_project/4014ce260a04f1026ba855d3b8d91541c224eab8</meta:generator>
    <dc:date>2018-08-24T01:38:04.547000000</dc:dat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